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3cm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98cm" svg:height="1.673cm" svg:x="1.459cm" svg:y="2.397cm">
          <draw:text-box>
            <text:p>sudo apt-get install python-simplejson</text:p>
            <text:p>pip install np_utils</text:p>
          </draw:text-box>
        </draw:frame>
        <draw:frame draw:style-name="gr2" draw:text-style-name="P3" draw:layer="layout" svg:width="5.37cm" svg:height="0.65cm" svg:x="1.254cm" svg:y="4.922cm">
          <draw:text-box>
            <text:p text:style-name="P2"><text:span text:style-name="T1">sudo pip install keras </text:span></text:p>
          </draw:text-box>
        </draw:frame>
        <draw:frame draw:style-name="gr3" draw:text-style-name="P1" draw:layer="layout" svg:width="5.535cm" svg:height="0.963cm" svg:x="2.397cm" svg:y="7.657cm">
          <draw:text-box>
            <text:p>gns3server --local</text:p>
          </draw:text-box>
        </draw:frame>
        <draw:frame draw:style-name="gr3" draw:text-style-name="P1" draw:layer="layout" svg:width="5.535cm" svg:height="0.963cm" svg:x="1.561cm" svg:y="9.054cm">
          <draw:text-box>
            <text:p>gns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4:03:26.071762000</meta:creation-date>
    <dc:date>2019-09-23T13:17:31.806615558</dc:date>
    <meta:editing-duration>PT3M2S</meta:editing-duration>
    <meta:editing-cycles>6</meta:editing-cycles>
    <meta:generator>LibreOffice/6.0.7.3$Linux_X86_64 LibreOffice_project/00m0$Build-3</meta:generator>
    <meta:document-statistic meta:object-count="4"/>
  </office:meta>
</office:document-meta>
</file>